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4516in"/>
    </style:style>
    <style:style style:name="co2" style:family="table-column">
      <style:table-column-properties fo:break-before="auto" style:column-width="1.4756in"/>
    </style:style>
    <style:style style:name="co3" style:family="table-column">
      <style:table-column-properties fo:break-before="auto" style:column-width="1.1791in"/>
    </style:style>
    <style:style style:name="co4" style:family="table-column">
      <style:table-column-properties fo:break-before="auto" style:column-width="1.0217in"/>
    </style:style>
    <style:style style:name="co5" style:family="table-column">
      <style:table-column-properties fo:break-before="auto" style:column-width="4.9071in"/>
    </style:style>
    <style:style style:name="co6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54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54">
      <style:table-cell-properties style:rotation-align="none"/>
    </style:style>
    <style:style style:name="ce5" style:family="table-cell" style:parent-style-name="Default" style:data-style-name="N50">
      <style:table-cell-properties style:rotation-align="none"/>
    </style:style>
    <style:style style:name="ce6" style:family="table-cell" style:parent-style-name="Default">
      <style:table-cell-properties style:rotation-align="none"/>
    </style:style>
    <style:style style:name="ce7" style:family="table-cell" style:parent-style-name="Default" style:data-style-name="N44">
      <style:table-cell-properties style:rotation-align="none"/>
    </style:style>
    <style:style style:name="ce15" style:family="table-cell" style:parent-style-name="Default" style:data-style-name="N41">
      <style:table-cell-properties style:rotation-align="none"/>
    </style:style>
    <style:style style:name="ce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59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Dylan Roy</text:p>
          </table:table-cell>
          <table:covered-table-cell table:number-columns-repeated="3" table:style-name="ce10"/>
          <table:table-cell table:style-name="ce8" table:number-columns-repeated="3"/>
          <table:table-cell table:number-columns-repeated="57"/>
        </table:table-row>
        <table:table-row table:style-name="ro1">
          <table:table-cell table:style-name="ce2"/>
          <table:table-cell table:number-columns-repeated="63"/>
        </table:table-row>
        <table:table-row table:style-name="ro1">
          <table:table-cell table:style-name="ce10" office:value-type="string" calcext:value-type="string">
            <text:p>Start Time</text:p>
          </table:table-cell>
          <table:table-cell table:style-name="ce10" office:value-type="string" calcext:value-type="string">
            <text:p>End Time</text:p>
          </table:table-cell>
          <table:table-cell table:style-name="ce10" office:value-type="string" calcext:value-type="string">
            <text:p>Time Spent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Quick summary of work</text:p>
          </table:table-cell>
          <table:table-cell table:number-columns-repeated="59"/>
        </table:table-row>
        <table:table-row table:style-name="ro1">
          <table:table-cell table:style-name="ce4" office:value-type="date" office:date-value="2021-10-04T16:15:00" calcext:value-type="date">
            <text:p>10/04/2021 04:15 PM</text:p>
          </table:table-cell>
          <table:table-cell table:style-name="ce4" office:value-type="date" office:date-value="2021-10-04T16:20:00" calcext:value-type="date">
            <text:p>10/04/2021 04:20 PM</text:p>
          </table:table-cell>
          <table:table-cell table:style-name="ce7" table:formula="of:=[.B4]-[.A4]" office:value-type="time" office:time-value="PT00H05M00S" calcext:value-type="time">
            <text:p>00:05:00</text:p>
          </table:table-cell>
          <table:table-cell table:style-name="ce7" table:formula="of:=[.C4]" office:value-type="time" office:time-value="PT00H05M00S" calcext:value-type="time">
            <text:p>00:05:00</text:p>
          </table:table-cell>
          <table:table-cell office:value-type="string" calcext:value-type="string">
            <text:p>Initialized Time Lo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06T15:00:00" calcext:value-type="date">
            <text:p>10/06/21 03:00 PM</text:p>
          </table:table-cell>
          <table:table-cell table:style-name="ce5" office:value-type="date" office:date-value="2021-10-06T15:45:00" calcext:value-type="date">
            <text:p>10/06/21 03:45 PM</text:p>
          </table:table-cell>
          <table:table-cell table:style-name="ce7" table:formula="of:=[.B5]-[.A5]" office:value-type="time" office:time-value="PT00H45M00S" calcext:value-type="time">
            <text:p>00:45:00</text:p>
          </table:table-cell>
          <table:table-cell table:style-name="ce7" table:formula="of:=[.D4]+[.C5]" office:value-type="time" office:time-value="PT00H50M00S" calcext:value-type="time">
            <text:p>00:50:00</text:p>
          </table:table-cell>
          <table:table-cell office:value-type="string" calcext:value-type="string">
            <text:p>Met with customer; overall idea of projec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1T15:50:00" calcext:value-type="date">
            <text:p>10/11/21 03:50 PM</text:p>
          </table:table-cell>
          <table:table-cell table:style-name="ce5" office:value-type="date" office:date-value="2021-10-11T16:00:00" calcext:value-type="date">
            <text:p>10/11/21 04:00 PM</text:p>
          </table:table-cell>
          <table:table-cell table:style-name="ce15" table:formula="of:=[.B6]-[.A6]" office:value-type="time" office:time-value="PT00H10M00S" calcext:value-type="time">
            <text:p>00:10:00</text:p>
          </table:table-cell>
          <table:table-cell table:style-name="ce7" table:formula="of:=[.C6]+[.D5]" office:value-type="time" office:time-value="PT01H00M00S" calcext:value-type="time">
            <text:p>01:00:00</text:p>
          </table:table-cell>
          <table:table-cell office:value-type="string" calcext:value-type="string">
            <text:p>Group meeting (minus Stephen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2T15:00:00" calcext:value-type="date">
            <text:p>10/12/21 03:00 PM</text:p>
          </table:table-cell>
          <table:table-cell table:style-name="ce5" office:value-type="date" office:date-value="2021-10-12T15:30:00" calcext:value-type="date">
            <text:p>10/12/21 03:30 PM</text:p>
          </table:table-cell>
          <table:table-cell table:style-name="ce15" table:formula="of:=[.B7]-[.A7]" office:value-type="time" office:time-value="PT00H30M00S" calcext:value-type="time">
            <text:p>00:30:00</text:p>
          </table:table-cell>
          <table:table-cell table:style-name="ce7" table:formula="of:=[.C7]+[.D6]" office:value-type="time" office:time-value="PT01H30M00S" calcext:value-type="time">
            <text:p>0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3T16:00:00" calcext:value-type="date">
            <text:p>10/13/21 04:00 PM</text:p>
          </table:table-cell>
          <table:table-cell table:style-name="ce5" office:value-type="date" office:date-value="2021-10-13T16:15:00" calcext:value-type="date">
            <text:p>10/13/21 04:15 PM</text:p>
          </table:table-cell>
          <table:table-cell table:style-name="ce15" table:formula="of:=[.B8]-[.A8]" office:value-type="time" office:time-value="PT00H15M00S" calcext:value-type="time">
            <text:p>00:15:00</text:p>
          </table:table-cell>
          <table:table-cell table:style-name="ce7" table:formula="of:=[.C8]+[.D7]" office:value-type="time" office:time-value="PT01H45M00S" calcext:value-type="time">
            <text:p>01:45:00</text:p>
          </table:table-cell>
          <table:table-cell office:value-type="string" calcext:value-type="string">
            <text:p>Created outline document of our project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6T13:15:00" calcext:value-type="date">
            <text:p>10/16/21 01:15 PM</text:p>
          </table:table-cell>
          <table:table-cell table:style-name="ce5" office:value-type="date" office:date-value="2021-10-16T13:45:00" calcext:value-type="date">
            <text:p>10/16/21 01:45 PM</text:p>
          </table:table-cell>
          <table:table-cell table:style-name="ce15" table:formula="of:=[.B9]-[.A9]" office:value-type="time" office:time-value="PT00H30M00S" calcext:value-type="time">
            <text:p>00:30:00</text:p>
          </table:table-cell>
          <table:table-cell table:style-name="ce7" table:formula="of:=[.C9]+[.D7]" office:value-type="time" office:time-value="PT02H00M00S" calcext:value-type="time">
            <text:p>02:00:00</text:p>
          </table:table-cell>
          <table:table-cell office:value-type="string" calcext:value-type="string">
            <text:p>Research wpa_supplicant, looking into FreeBSD wifi protoco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8T09:00:00" calcext:value-type="date">
            <text:p>10/18/21 09:00 AM</text:p>
          </table:table-cell>
          <table:table-cell table:style-name="ce5" office:value-type="date" office:date-value="2021-10-18T10:40:00" calcext:value-type="date">
            <text:p>10/18/21 10:40 AM</text:p>
          </table:table-cell>
          <table:table-cell table:style-name="ce15" table:formula="of:=[.B10]-[.A10]" office:value-type="time" office:time-value="PT01H40M00S" calcext:value-type="time">
            <text:p>01:40:00</text:p>
          </table:table-cell>
          <table:table-cell table:style-name="ce7" table:formula="of:=[.C10]+[.D9]" office:value-type="time" office:time-value="PT03H40M00S" calcext:value-type="time">
            <text:p>03:40:00</text:p>
          </table:table-cell>
          <table:table-cell office:value-type="string" calcext:value-type="string">
            <text:p>Connect to WPA2-EAP network via wpa_sup→ no ava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9T15:00:00" calcext:value-type="date">
            <text:p>10/19/21 03:00 PM</text:p>
          </table:table-cell>
          <table:table-cell table:style-name="ce5" office:value-type="date" office:date-value="2021-10-19T15:05:00" calcext:value-type="date">
            <text:p>10/19/21 03:05 PM</text:p>
          </table:table-cell>
          <table:table-cell table:style-name="ce15" table:formula="of:=[.B11]-[.A11]" office:value-type="time" office:time-value="PT00H05M00S" calcext:value-type="time">
            <text:p>00:05:00</text:p>
          </table:table-cell>
          <table:table-cell table:style-name="ce7" table:formula="of:=[.C11]+[.D10]" office:value-type="time" office:time-value="PT03H45M00S" calcext:value-type="time">
            <text:p>03:45:00</text:p>
          </table:table-cell>
          <table:table-cell office:value-type="string" calcext:value-type="string">
            <text:p>Shor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0T15:00:00" calcext:value-type="date">
            <text:p>10/20/21 03:00 PM</text:p>
          </table:table-cell>
          <table:table-cell table:style-name="ce5" office:value-type="date" office:date-value="2021-10-20T15:50:00" calcext:value-type="date">
            <text:p>10/20/21 03:50 PM</text:p>
          </table:table-cell>
          <table:table-cell table:style-name="ce15" table:formula="of:=[.B12]-[.A12]" office:value-type="time" office:time-value="PT00H50M00S" calcext:value-type="time">
            <text:p>00:50:00</text:p>
          </table:table-cell>
          <table:table-cell table:style-name="ce7" table:formula="of:=[.C12]+[.D11]" office:value-type="time" office:time-value="PT04H35M00S" calcext:value-type="time">
            <text:p>04:35:00</text:p>
          </table:table-cell>
          <table:table-cell office:value-type="string" calcext:value-type="string">
            <text:p>Group meeting (minus Stephen); worked on Vision and Scope document collborativel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6T15:00:00" calcext:value-type="date">
            <text:p>10/26/21 03:00 PM</text:p>
          </table:table-cell>
          <table:table-cell table:style-name="ce5" office:value-type="date" office:date-value="2021-10-26T15:15:00" calcext:value-type="date">
            <text:p>10/26/21 03:15 PM</text:p>
          </table:table-cell>
          <table:table-cell table:style-name="ce15" table:formula="of:=[.B13]-[.A13]" office:value-type="time" office:time-value="PT00H15M00S" calcext:value-type="time">
            <text:p>00:15:00</text:p>
          </table:table-cell>
          <table:table-cell table:style-name="ce7" table:formula="of:=[.C13]+[.D12]" office:value-type="time" office:time-value="PT04H50M00S" calcext:value-type="time">
            <text:p>04:5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0:15:00" calcext:value-type="date">
            <text:p>10/27/21 10:15 AM</text:p>
          </table:table-cell>
          <table:table-cell table:style-name="ce5" office:value-type="date" office:date-value="2021-10-27T10:45:00" calcext:value-type="date">
            <text:p>10/27/21 10:45 AM</text:p>
          </table:table-cell>
          <table:table-cell table:style-name="ce15" table:formula="of:=[.B14]-[.A14]" office:value-type="time" office:time-value="PT00H30M00S" calcext:value-type="time">
            <text:p>00:30:00</text:p>
          </table:table-cell>
          <table:table-cell table:style-name="ce7" table:formula="of:=[.C14]+[.D13]" office:value-type="time" office:time-value="PT05H20M00S" calcext:value-type="time">
            <text:p>05:20:00</text:p>
          </table:table-cell>
          <table:table-cell office:value-type="string" calcext:value-type="string">
            <text:p>Attempted to install NetBSD in lab, needed new imag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2:10:00" calcext:value-type="date">
            <text:p>10/27/21 12:10 PM</text:p>
          </table:table-cell>
          <table:table-cell table:style-name="ce5" office:value-type="date" office:date-value="2021-10-27T12:50:00" calcext:value-type="date">
            <text:p>10/27/21 12:50 PM</text:p>
          </table:table-cell>
          <table:table-cell table:style-name="ce15" table:formula="of:=[.B15]-[.A15]" office:value-type="time" office:time-value="PT00H40M00S" calcext:value-type="time">
            <text:p>00:40:00</text:p>
          </table:table-cell>
          <table:table-cell table:style-name="ce7" table:formula="of:=[.C15]+[.D14]" office:value-type="time" office:time-value="PT06H00M00S" calcext:value-type="time">
            <text:p>06:00:00</text:p>
          </table:table-cell>
          <table:table-cell office:value-type="string" calcext:value-type="string">
            <text:p>Installed NetBSD, started configur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4:50:00" calcext:value-type="date">
            <text:p>10/27/21 02:50 PM</text:p>
          </table:table-cell>
          <table:table-cell table:style-name="ce5" office:value-type="date" office:date-value="2021-10-27T16:10:00" calcext:value-type="date">
            <text:p>10/27/21 04:10 PM</text:p>
          </table:table-cell>
          <table:table-cell table:style-name="ce15" table:formula="of:=[.B16]-[.A16]" office:value-type="time" office:time-value="PT01H20M00S" calcext:value-type="time">
            <text:p>01:20:00</text:p>
          </table:table-cell>
          <table:table-cell table:style-name="ce7" table:formula="of:=[.C16]+[.D15]" office:value-type="time" office:time-value="PT07H20M00S" calcext:value-type="time">
            <text:p>07:20:00</text:p>
          </table:table-cell>
          <table:table-cell office:value-type="string" calcext:value-type="string">
            <text:p>NetBSD configuration and troubleshooting…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9T16:25:00" calcext:value-type="date">
            <text:p>10/29/21 04:25 PM</text:p>
          </table:table-cell>
          <table:table-cell table:style-name="ce5" office:value-type="date" office:date-value="2021-10-29T17:40:00" calcext:value-type="date">
            <text:p>10/29/21 05:40 PM</text:p>
          </table:table-cell>
          <table:table-cell table:style-name="ce15" table:formula="of:=[.B17]-[.A17]" office:value-type="time" office:time-value="PT01H15M00S" calcext:value-type="time">
            <text:p>01:15:00</text:p>
          </table:table-cell>
          <table:table-cell table:style-name="ce7" table:formula="of:=[.C17]+[.D16]" office:value-type="time" office:time-value="PT08H35M00S" calcext:value-type="time">
            <text:p>08:35:00</text:p>
          </table:table-cell>
          <table:table-cell office:value-type="string" calcext:value-type="string">
            <text:p>Vision and Scope 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30T14:30:00" calcext:value-type="date">
            <text:p>10/30/21 02:30 PM</text:p>
          </table:table-cell>
          <table:table-cell table:style-name="ce5" office:value-type="date" office:date-value="2021-10-30T15:15:00" calcext:value-type="date">
            <text:p>10/30/21 03:15 PM</text:p>
          </table:table-cell>
          <table:table-cell table:style-name="ce15" table:formula="of:=[.B18]-[.A18]" office:value-type="time" office:time-value="PT00H45M00S" calcext:value-type="time">
            <text:p>00:45:00</text:p>
          </table:table-cell>
          <table:table-cell table:style-name="ce7" table:formula="of:=[.C18]+[.D17]" office:value-type="time" office:time-value="PT09H20M00S" calcext:value-type="time">
            <text:p>09:20:00</text:p>
          </table:table-cell>
          <table:table-cell office:value-type="string" calcext:value-type="string">
            <text:p>Wrote Vision and Scope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2T15:00:00" calcext:value-type="date">
            <text:p>11/02/21 03:00 PM</text:p>
          </table:table-cell>
          <table:table-cell table:style-name="ce5" office:value-type="date" office:date-value="2021-11-02T15:15:00" calcext:value-type="date">
            <text:p>11/02/21 03:15 PM</text:p>
          </table:table-cell>
          <table:table-cell table:style-name="ce15" table:formula="of:=[.B19]-[.A19]" office:value-type="time" office:time-value="PT00H15M00S" calcext:value-type="time">
            <text:p>00:15:00</text:p>
          </table:table-cell>
          <table:table-cell table:style-name="ce7" table:formula="of:=[.C19]+[.D18]" office:value-type="time" office:time-value="PT09H35M00S" calcext:value-type="time">
            <text:p>09:35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8T14:30:00" calcext:value-type="date">
            <text:p>11/08/21 02:30 PM</text:p>
          </table:table-cell>
          <table:table-cell table:style-name="ce5" office:value-type="date" office:date-value="2021-11-08T15:00:00" calcext:value-type="date">
            <text:p>11/08/21 03:00 PM</text:p>
          </table:table-cell>
          <table:table-cell table:style-name="ce15" table:formula="of:=[.B20]-[.A20]" office:value-type="time" office:time-value="PT00H30M00S" calcext:value-type="time">
            <text:p>00:30:00</text:p>
          </table:table-cell>
          <table:table-cell table:style-name="ce7" table:formula="of:=[.C20]+[.D19]" office:value-type="time" office:time-value="PT10H05M00S" calcext:value-type="time">
            <text:p>10:05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3:00:00" calcext:value-type="date">
            <text:p>11/09/21 01:00 PM</text:p>
          </table:table-cell>
          <table:table-cell table:style-name="ce5" office:value-type="date" office:date-value="2021-11-09T14:00:00" calcext:value-type="date">
            <text:p>11/09/21 02:00 PM</text:p>
          </table:table-cell>
          <table:table-cell table:style-name="ce15" table:formula="of:=[.B21]-[.A21]" office:value-type="time" office:time-value="PT01H00M00S" calcext:value-type="time">
            <text:p>01:00:00</text:p>
          </table:table-cell>
          <table:table-cell table:style-name="ce7" table:formula="of:=[.C21]+[.D20]" office:value-type="time" office:time-value="PT11H05M00S" calcext:value-type="time">
            <text:p>11:05:00</text:p>
          </table:table-cell>
          <table:table-cell office:value-type="string" calcext:value-type="string">
            <text:p>Success connection to EAP Network utilzing wpa_suppicant (must remember DHCP module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5:00:00" calcext:value-type="date">
            <text:p>11/09/21 03:00 PM</text:p>
          </table:table-cell>
          <table:table-cell table:style-name="ce5" office:value-type="date" office:date-value="2021-11-09T15:25:00" calcext:value-type="date">
            <text:p>11/09/21 03:25 PM</text:p>
          </table:table-cell>
          <table:table-cell table:style-name="ce15" table:formula="of:=[.B22]-[.A22]" office:value-type="time" office:time-value="PT00H25M00S" calcext:value-type="time">
            <text:p>00:25:00</text:p>
          </table:table-cell>
          <table:table-cell table:style-name="ce7" table:formula="of:=[.C22]+[.D21]" office:value-type="time" office:time-value="PT11H30M00S" calcext:value-type="time">
            <text:p>1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0T10:15:00" calcext:value-type="date">
            <text:p>11/10/21 10:15 AM</text:p>
          </table:table-cell>
          <table:table-cell table:style-name="ce5" office:value-type="date" office:date-value="2021-11-10T10:45:00" calcext:value-type="date">
            <text:p>11/10/21 10:45 AM</text:p>
          </table:table-cell>
          <table:table-cell table:style-name="ce15" table:formula="of:=[.B23]-[.A23]" office:value-type="time" office:time-value="PT00H30M00S" calcext:value-type="time">
            <text:p>00:30:00</text:p>
          </table:table-cell>
          <table:table-cell table:style-name="ce7" table:formula="of:=[.C23]+[.D22]" office:value-type="time" office:time-value="PT12H00M00S" calcext:value-type="time">
            <text:p>12:00:00</text:p>
          </table:table-cell>
          <table:table-cell office:value-type="string" calcext:value-type="string">
            <text:p>wpa_supplicant researc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4T13:20:00" calcext:value-type="date">
            <text:p>11/14/21 01:20 PM</text:p>
          </table:table-cell>
          <table:table-cell table:style-name="ce5" office:value-type="date" office:date-value="2021-11-14T14:40:00" calcext:value-type="date">
            <text:p>11/14/21 02:40 PM</text:p>
          </table:table-cell>
          <table:table-cell table:style-name="ce15" table:formula="of:=[.B24]-[.A24]" office:value-type="time" office:time-value="PT01H20M00S" calcext:value-type="time">
            <text:p>01:20:00</text:p>
          </table:table-cell>
          <table:table-cell table:style-name="ce7" table:formula="of:=[.C24]+[.D23]" office:value-type="time" office:time-value="PT13H20M00S" calcext:value-type="time">
            <text:p>13:20:00</text:p>
          </table:table-cell>
          <table:table-cell office:value-type="string" calcext:value-type="string">
            <text:p>SRS: Features mostly don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5T15:40:00" calcext:value-type="date">
            <text:p>11/15/21 03:40 PM</text:p>
          </table:table-cell>
          <table:table-cell table:style-name="ce5" office:value-type="date" office:date-value="2021-11-15T16:25:00" calcext:value-type="date">
            <text:p>11/15/21 04:25 PM</text:p>
          </table:table-cell>
          <table:table-cell table:style-name="ce15" table:formula="of:=[.B25]-[.A25]" office:value-type="time" office:time-value="PT00H45M00S" calcext:value-type="time">
            <text:p>00:45:00</text:p>
          </table:table-cell>
          <table:table-cell table:style-name="ce7" table:formula="of:=[.C25]+[.D24]" office:value-type="time" office:time-value="PT14H05M00S" calcext:value-type="time">
            <text:p>14:05:00</text:p>
          </table:table-cell>
          <table:table-cell office:value-type="string" calcext:value-type="string">
            <text:p>Researched wpa_supplicant C libr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8T08:30:00" calcext:value-type="date">
            <text:p>11/18/21 08:30 AM</text:p>
          </table:table-cell>
          <table:table-cell table:style-name="ce5" office:value-type="date" office:date-value="2021-11-18T09:45:00" calcext:value-type="date">
            <text:p>11/18/21 09:45 AM</text:p>
          </table:table-cell>
          <table:table-cell table:style-name="ce15" table:formula="of:=[.B26]-[.A26]" office:value-type="time" office:time-value="PT01H15M00S" calcext:value-type="time">
            <text:p>01:15:00</text:p>
          </table:table-cell>
          <table:table-cell table:style-name="ce7" table:formula="of:=[.C26]+[.D25]" office:value-type="time" office:time-value="PT15H20M00S" calcext:value-type="time">
            <text:p>15:20:00</text:p>
          </table:table-cell>
          <table:table-cell office:value-type="string" calcext:value-type="string">
            <text:p>Finished features and nonfunction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0T08:30:00" calcext:value-type="date">
            <text:p>11/20/21 08:30 AM</text:p>
          </table:table-cell>
          <table:table-cell table:style-name="ce5" office:value-type="date" office:date-value="2021-11-20T09:15:00" calcext:value-type="date">
            <text:p>11/20/21 09:15 AM</text:p>
          </table:table-cell>
          <table:table-cell table:style-name="ce15" table:formula="of:=[.B27]-[.A27]" office:value-type="time" office:time-value="PT00H45M00S" calcext:value-type="time">
            <text:p>00:45:00</text:p>
          </table:table-cell>
          <table:table-cell table:style-name="ce7" table:formula="of:=[.C27]+[.D26]" office:value-type="time" office:time-value="PT16H05M00S" calcext:value-type="time">
            <text:p>16:05:00</text:p>
          </table:table-cell>
          <table:table-cell office:value-type="string" calcext:value-type="string">
            <text:p>Reviewed Stephen’s work; made some minor chang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1T15:30:00" calcext:value-type="date">
            <text:p>11/21/21 03:30 PM</text:p>
          </table:table-cell>
          <table:table-cell table:style-name="ce5" office:value-type="date" office:date-value="2021-11-21T17:30:00" calcext:value-type="date">
            <text:p>11/21/21 05:30 PM</text:p>
          </table:table-cell>
          <table:table-cell table:style-name="ce15" table:formula="of:=[.B28]-[.A28]" office:value-type="time" office:time-value="PT02H00M00S" calcext:value-type="time">
            <text:p>02:00:00</text:p>
          </table:table-cell>
          <table:table-cell table:style-name="ce7" table:formula="of:=[.C28]+[.D27]" office:value-type="time" office:time-value="PT18H05M00S" calcext:value-type="time">
            <text:p>18:05:00</text:p>
          </table:table-cell>
          <table:table-cell office:value-type="string" calcext:value-type="string">
            <text:p>Peer eval and just in case documents for if my teammates don’t finis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2T08:30:00" calcext:value-type="date">
            <text:p>11/22/21 08:30 AM</text:p>
          </table:table-cell>
          <table:table-cell table:style-name="ce5" office:value-type="date" office:date-value="2021-11-22T09:00:00" calcext:value-type="date">
            <text:p>11/22/21 09:00 AM</text:p>
          </table:table-cell>
          <table:table-cell table:style-name="ce15" table:formula="of:=[.B29]-[.A29]" office:value-type="time" office:time-value="PT00H30M00S" calcext:value-type="time">
            <text:p>00:30:00</text:p>
          </table:table-cell>
          <table:table-cell table:style-name="ce7" table:formula="of:=[.C29]+[.D28]" office:value-type="time" office:time-value="PT18H35M00S" calcext:value-type="time">
            <text:p>18:35:00</text:p>
          </table:table-cell>
          <table:table-cell office:value-type="string" calcext:value-type="string">
            <text:p>Fixing some egregious errors in my group mates’ work and mitigating clear lack of understanding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30T15:00:00" calcext:value-type="date">
            <text:p>11/30/21 03:00 PM</text:p>
          </table:table-cell>
          <table:table-cell table:style-name="ce5" office:value-type="date" office:date-value="2021-11-30T15:15:00" calcext:value-type="date">
            <text:p>11/30/21 03:15 PM</text:p>
          </table:table-cell>
          <table:table-cell table:style-name="ce15" table:formula="of:=[.B30]-[.A30]" office:value-type="time" office:time-value="PT00H15M00S" calcext:value-type="time">
            <text:p>00:15:00</text:p>
          </table:table-cell>
          <table:table-cell table:style-name="ce7" table:formula="of:=[.C30]+[.D29]" office:value-type="time" office:time-value="PT18H50M00S" calcext:value-type="time">
            <text:p>18:50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09:50:00" calcext:value-type="date">
            <text:p>12/02/21 09:50 AM</text:p>
          </table:table-cell>
          <table:table-cell table:style-name="ce5" office:value-type="date" office:date-value="2021-12-02T10:30:00" calcext:value-type="date">
            <text:p>12/02/21 10:30 AM</text:p>
          </table:table-cell>
          <table:table-cell table:style-name="ce15" table:formula="of:=[.B31]-[.A31]" office:value-type="time" office:time-value="PT00H40M00S" calcext:value-type="time">
            <text:p>00:40:00</text:p>
          </table:table-cell>
          <table:table-cell table:style-name="ce7" table:formula="of:=[.C31]+[.D30]" office:value-type="time" office:time-value="PT19H30M00S" calcext:value-type="time">
            <text:p>19:30:00</text:p>
          </table:table-cell>
          <table:table-cell office:value-type="string" calcext:value-type="string">
            <text:p>Write the Milestone 1 docum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6:15:00" calcext:value-type="date">
            <text:p>12/02/21 04:15 PM</text:p>
          </table:table-cell>
          <table:table-cell table:style-name="ce5" office:value-type="date" office:date-value="2021-12-02T16:40:00" calcext:value-type="date">
            <text:p>12/02/21 04:40 PM</text:p>
          </table:table-cell>
          <table:table-cell table:style-name="ce15" table:formula="of:=[.B32]-[.A32]" office:value-type="time" office:time-value="PT00H25M00S" calcext:value-type="time">
            <text:p>00:25:00</text:p>
          </table:table-cell>
          <table:table-cell table:style-name="ce7" table:formula="of:=[.C32]+[.D31]" office:value-type="time" office:time-value="PT19H55M00S" calcext:value-type="time">
            <text:p>19:55:00</text:p>
          </table:table-cell>
          <table:table-cell office:value-type="string" calcext:value-type="string">
            <text:p>Group meeting over milestone 1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8:20:00" calcext:value-type="date">
            <text:p>12/02/21 06:20 PM</text:p>
          </table:table-cell>
          <table:table-cell table:style-name="ce5" office:value-type="date" office:date-value="2021-12-02T19:00:00" calcext:value-type="date">
            <text:p>12/02/21 07:00 PM</text:p>
          </table:table-cell>
          <table:table-cell table:style-name="ce15" table:formula="of:=[.B33]-[.A33]" office:value-type="time" office:time-value="PT00H40M00S" calcext:value-type="time">
            <text:p>00:40:00</text:p>
          </table:table-cell>
          <table:table-cell table:style-name="ce7" table:formula="of:=[.C33]+[.D32]" office:value-type="time" office:time-value="PT20H35M00S" calcext:value-type="time">
            <text:p>20:35:00</text:p>
          </table:table-cell>
          <table:table-cell office:value-type="string" calcext:value-type="string">
            <text:p>Rewrite Milestone 1 based on group meeting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5" office:value-type="date" office:date-value="2022-01-08T08:35:00" calcext:value-type="date">
            <text:p>01/08/22 08:35 AM</text:p>
          </table:table-cell>
          <table:table-cell table:style-name="ce5" office:value-type="date" office:date-value="2022-01-08T10:35:00" calcext:value-type="date">
            <text:p>01/08/22 10:35 AM</text:p>
          </table:table-cell>
          <table:table-cell table:style-name="ce15" table:formula="of:=[.B35]-[.A35]" office:value-type="time" office:time-value="PT02H00M00S" calcext:value-type="time">
            <text:p>02:00:00</text:p>
          </table:table-cell>
          <table:table-cell table:style-name="ce7" table:formula="of:=[.C35]+[.D34]" office:value-type="time" office:time-value="PT02H00M00S" calcext:value-type="time">
            <text:p>02:00:00</text:p>
          </table:table-cell>
          <table:table-cell office:value-type="string" calcext:value-type="string">
            <text:p>Draft of quarter plan; begin api scaffold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0T14:30:00" calcext:value-type="date">
            <text:p>01/10/22 02:30 PM</text:p>
          </table:table-cell>
          <table:table-cell table:style-name="ce5" office:value-type="date" office:date-value="2022-01-10T16:35:00" calcext:value-type="date">
            <text:p>01/10/22 04:35 PM</text:p>
          </table:table-cell>
          <table:table-cell table:style-name="ce15" table:formula="of:=[.B36]-[.A36]" office:value-type="time" office:time-value="PT02H04M59.999999S" calcext:value-type="time">
            <text:p>02:04:59</text:p>
          </table:table-cell>
          <table:table-cell table:style-name="ce7" table:formula="of:=[.C36]+[.D35]" office:value-type="time" office:time-value="PT04H04M59.999999S" calcext:value-type="time">
            <text:p>04:05:00</text:p>
          </table:table-cell>
          <table:table-cell office:value-type="string" calcext:value-type="string">
            <text:p>Turn-in Initial Client contact; work on testing plan; api scaffolding → ready for implementation; made just-in-case <text:s/>writeup of Stephen and Kevin’s sections of testing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0:05:00" calcext:value-type="date">
            <text:p>01/11/22 10:05 AM</text:p>
          </table:table-cell>
          <table:table-cell table:style-name="ce5" office:value-type="date" office:date-value="2022-01-11T11:05:00" calcext:value-type="date">
            <text:p>01/11/22 11:05 AM</text:p>
          </table:table-cell>
          <table:table-cell table:style-name="ce15" table:formula="of:=[.B37]-[.A37]" office:value-type="time" office:time-value="PT01H00M00S" calcext:value-type="time">
            <text:p>01:00:00</text:p>
          </table:table-cell>
          <table:table-cell table:style-name="ce7" table:formula="of:=[.C37]+[.D36]" office:value-type="time" office:time-value="PT05H04M59.999999S" calcext:value-type="time">
            <text:p>05:05:00</text:p>
          </table:table-cell>
          <table:table-cell office:value-type="string" calcext:value-type="string">
            <text:p>Start peer review.. may have to edit depending on if group mates work…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00:00" calcext:value-type="date">
            <text:p>01/11/22 03:00 PM</text:p>
          </table:table-cell>
          <table:table-cell table:style-name="ce5" office:value-type="date" office:date-value="2022-01-11T15:15:00" calcext:value-type="date">
            <text:p>01/11/22 03:15 PM</text:p>
          </table:table-cell>
          <table:table-cell table:style-name="ce15" table:formula="of:=[.B38]-[.A38]" office:value-type="time" office:time-value="PT00H15M00S" calcext:value-type="time">
            <text:p>00:15:00</text:p>
          </table:table-cell>
          <table:table-cell table:style-name="ce7" table:formula="of:=[.C38]+[.D37]" office:value-type="time" office:time-value="PT05H19M59.999999S" calcext:value-type="time">
            <text:p>05:20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30:00" calcext:value-type="date">
            <text:p>01/11/22 03:30 PM</text:p>
          </table:table-cell>
          <table:table-cell table:style-name="ce5" office:value-type="date" office:date-value="2022-01-11T16:30:00" calcext:value-type="date">
            <text:p>01/11/22 04:30 PM</text:p>
          </table:table-cell>
          <table:table-cell table:style-name="ce15" table:formula="of:=[.B39]-[.A39]" office:value-type="time" office:time-value="PT01H00M00S" calcext:value-type="time">
            <text:p>01:00:00</text:p>
          </table:table-cell>
          <table:table-cell table:style-name="ce7" table:formula="of:=[.C39]+[.D38]" office:value-type="time" office:time-value="PT06H19M59.999999S" calcext:value-type="time">
            <text:p>06:20:00</text:p>
          </table:table-cell>
          <table:table-cell office:value-type="string" calcext:value-type="string">
            <text:p>Help Stephen figure out NetBS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2:20:00" calcext:value-type="date">
            <text:p>01/11/22 12:20 PM</text:p>
          </table:table-cell>
          <table:table-cell table:style-name="ce5" office:value-type="date" office:date-value="2022-01-11T12:30:00" calcext:value-type="date">
            <text:p>01/11/22 12:30 PM</text:p>
          </table:table-cell>
          <table:table-cell table:style-name="ce15" table:formula="of:=[.B40]-[.A40]" office:value-type="time" office:time-value="PT00H10M00S" calcext:value-type="time">
            <text:p>00:10:00</text:p>
          </table:table-cell>
          <table:table-cell table:style-name="ce7" table:formula="of:=[.C40]+[.D39]" office:value-type="time" office:time-value="PT06H29M59.999999S" calcext:value-type="time">
            <text:p>06:30:00</text:p>
          </table:table-cell>
          <table:table-cell office:value-type="string" calcext:value-type="string">
            <text:p>Finalize Planning docs and turn i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4:00:00" calcext:value-type="date">
            <text:p>01/11/22 02:00 PM</text:p>
          </table:table-cell>
          <table:table-cell table:style-name="ce5" office:value-type="date" office:date-value="2022-01-11T14:10:00" calcext:value-type="date">
            <text:p>01/11/22 02:10 PM</text:p>
          </table:table-cell>
          <table:table-cell table:style-name="ce15" table:formula="of:=[.B41]-[.A41]" office:value-type="time" office:time-value="PT00H10M00S" calcext:value-type="time">
            <text:p>00:10:00</text:p>
          </table:table-cell>
          <table:table-cell table:style-name="ce7" table:formula="of:=[.C41]+[.D40]" office:value-type="time" office:time-value="PT06H39M59.999999S" calcext:value-type="time">
            <text:p>06:40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2T08:57:00" calcext:value-type="date">
            <text:p>01/12/22 08:57 AM</text:p>
          </table:table-cell>
          <table:table-cell table:style-name="ce5" office:value-type="date" office:date-value="2022-01-12T09:00:00" calcext:value-type="date">
            <text:p>01/12/22 09:00 AM</text:p>
          </table:table-cell>
          <table:table-cell table:style-name="ce15" table:formula="of:=[.B42]-[.A42]" office:value-type="time" office:time-value="PT00H03M00S" calcext:value-type="time">
            <text:p>00:03:00</text:p>
          </table:table-cell>
          <table:table-cell table:style-name="ce7" table:formula="of:=[.C42]+[.D41]" office:value-type="time" office:time-value="PT06H42M59.999999S" calcext:value-type="time">
            <text:p>06:43:00</text:p>
          </table:table-cell>
          <table:table-cell office:value-type="string" calcext:value-type="string">
            <text:p>Modify make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4T08:00:00" calcext:value-type="date">
            <text:p>01/14/22 08:00 AM</text:p>
          </table:table-cell>
          <table:table-cell table:style-name="ce5" office:value-type="date" office:date-value="2022-01-14T10:55:00" calcext:value-type="date">
            <text:p>01/14/22 10:55 AM</text:p>
          </table:table-cell>
          <table:table-cell table:style-name="ce15" table:formula="of:=[.B43]-[.A43]" office:value-type="time" office:time-value="PT02H55M00S" calcext:value-type="time">
            <text:p>02:55:00</text:p>
          </table:table-cell>
          <table:table-cell table:style-name="ce7" table:formula="of:=[.C43]+[.D42]" office:value-type="time" office:time-value="PT09H37M59.999999S" calcext:value-type="time">
            <text:p>09:38:00</text:p>
          </table:table-cell>
          <table:table-cell office:value-type="string" calcext:value-type="string">
            <text:p>Setup remote in lab, some work on api implement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09:45:00" calcext:value-type="date">
            <text:p>01/17/22 09:45 AM</text:p>
          </table:table-cell>
          <table:table-cell table:style-name="ce5" office:value-type="date" office:date-value="2022-01-17T10:15:00" calcext:value-type="date">
            <text:p>01/17/22 10:15 AM</text:p>
          </table:table-cell>
          <table:table-cell table:style-name="ce15" table:formula="of:=[.B44]-[.A44]" office:value-type="time" office:time-value="PT00H30M00S" calcext:value-type="time">
            <text:p>00:30:00</text:p>
          </table:table-cell>
          <table:table-cell table:style-name="ce7" table:formula="of:=[.C44]+[.D43]" office:value-type="time" office:time-value="PT10H07M59.999999S" calcext:value-type="time">
            <text:p>10:08:00</text:p>
          </table:table-cell>
          <table:table-cell office:value-type="string" calcext:value-type="string">
            <text:p>API implementation… got disconnec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16:00:00" calcext:value-type="date">
            <text:p>01/17/22 04:00 PM</text:p>
          </table:table-cell>
          <table:table-cell table:style-name="ce5" office:value-type="date" office:date-value="2022-01-17T16:30:00" calcext:value-type="date">
            <text:p>01/17/22 04:30 PM</text:p>
          </table:table-cell>
          <table:table-cell table:style-name="ce15" table:formula="of:=[.B45]-[.A45]" office:value-type="time" office:time-value="PT00H30M00S" calcext:value-type="time">
            <text:p>00:30:00</text:p>
          </table:table-cell>
          <table:table-cell table:style-name="ce7" table:formula="of:=[.C45]+[.D44]" office:value-type="time" office:time-value="PT10H37M59.999999S" calcext:value-type="time">
            <text:p>10:38:00</text:p>
          </table:table-cell>
          <table:table-cell office:value-type="string" calcext:value-type="string">
            <text:p>API implementation… disconnect again, but have wpa_ctrl no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8T12:25:00" calcext:value-type="date">
            <text:p>01/18/22 12:25 PM</text:p>
          </table:table-cell>
          <table:table-cell table:style-name="ce5" office:value-type="date" office:date-value="2022-01-18T14:00:00" calcext:value-type="date">
            <text:p>01/18/22 02:00 PM</text:p>
          </table:table-cell>
          <table:table-cell table:style-name="ce15" table:formula="of:=[.B46]-[.A46]" office:value-type="time" office:time-value="PT01H35M00S" calcext:value-type="time">
            <text:p>01:35:00</text:p>
          </table:table-cell>
          <table:table-cell table:style-name="ce7" table:formula="of:=[.C46]+[.D45]" office:value-type="time" office:time-value="PT12H12M59.999999S" calcext:value-type="time">
            <text:p>12:13:00</text:p>
          </table:table-cell>
          <table:table-cell office:value-type="string" calcext:value-type="string">
            <text:p>Attempting to link wpa_supplicant. No Success, getting clos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08:00:00" calcext:value-type="date">
            <text:p>01/19/22 08:00 AM</text:p>
          </table:table-cell>
          <table:table-cell table:style-name="ce5" office:value-type="date" office:date-value="2022-01-19T10:10:00" calcext:value-type="date">
            <text:p>01/19/22 10:10 AM</text:p>
          </table:table-cell>
          <table:table-cell table:style-name="ce15" table:formula="of:=[.B47]-[.A47]" office:value-type="time" office:time-value="PT02H10M00S" calcext:value-type="time">
            <text:p>02:10:00</text:p>
          </table:table-cell>
          <table:table-cell table:style-name="ce7" table:formula="of:=[.C47]+[.D46]" office:value-type="time" office:time-value="PT14H22M59.999999S" calcext:value-type="time">
            <text:p>14:23:00</text:p>
          </table:table-cell>
          <table:table-cell office:value-type="string" calcext:value-type="string">
            <text:p>Got wpa_supplicant linked. Clien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14:00:00" calcext:value-type="date">
            <text:p>01/19/22 02:00 PM</text:p>
          </table:table-cell>
          <table:table-cell table:style-name="ce5" office:value-type="date" office:date-value="2022-01-19T14:15:00" calcext:value-type="date">
            <text:p>01/19/22 02:15 PM</text:p>
          </table:table-cell>
          <table:table-cell table:style-name="ce15" table:formula="of:=[.B48]-[.A48]" office:value-type="time" office:time-value="PT00H15M00S" calcext:value-type="time">
            <text:p>00:15:00</text:p>
          </table:table-cell>
          <table:table-cell table:style-name="ce7" table:formula="of:=[.C48]+[.D47]" office:value-type="time" office:time-value="PT14H37M59.999999S" calcext:value-type="time">
            <text:p>14:38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0T08:50:00" calcext:value-type="date">
            <text:p>01/20/22 08:50 AM</text:p>
          </table:table-cell>
          <table:table-cell table:style-name="ce5" office:value-type="date" office:date-value="2022-01-20T10:55:00" calcext:value-type="date">
            <text:p>01/20/22 10:55 AM</text:p>
          </table:table-cell>
          <table:table-cell table:style-name="ce15" table:formula="of:=[.B49]-[.A49]" office:value-type="time" office:time-value="PT02H05M00S" calcext:value-type="time">
            <text:p>02:05:00</text:p>
          </table:table-cell>
          <table:table-cell table:style-name="ce7" table:formula="of:=[.C49]+[.D48]" office:value-type="time" office:time-value="PT16H42M59.999999S" calcext:value-type="time">
            <text:p>16:43:00</text:p>
          </table:table-cell>
          <table:table-cell office:value-type="string" calcext:value-type="string">
            <text:p>Work on API: Successfully interact with wpa_supplicant, list networks, create config 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4T10:00:00" calcext:value-type="date">
            <text:p>01/24/22 10:00 AM</text:p>
          </table:table-cell>
          <table:table-cell table:style-name="ce5" office:value-type="date" office:date-value="2022-01-24T10:15:00" calcext:value-type="date">
            <text:p>01/24/22 10:15 AM</text:p>
          </table:table-cell>
          <table:table-cell table:style-name="ce15" table:formula="of:=[.B50]-[.A50]" office:value-type="time" office:time-value="PT00H15M00S" calcext:value-type="time">
            <text:p>00:15:00</text:p>
          </table:table-cell>
          <table:table-cell table:style-name="ce7" table:formula="of:=[.C50]+[.D49]" office:value-type="time" office:time-value="PT16H57M59.999999S" calcext:value-type="time">
            <text:p>16:58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0:00:00" calcext:value-type="date">
            <text:p>01/25/22 10:00 AM</text:p>
          </table:table-cell>
          <table:table-cell table:style-name="ce5" office:value-type="date" office:date-value="2022-01-25T10:46:00" calcext:value-type="date">
            <text:p>01/25/22 10:46 AM</text:p>
          </table:table-cell>
          <table:table-cell table:style-name="ce15" table:formula="of:=[.B51]-[.A51]" office:value-type="time" office:time-value="PT00H46M00S" calcext:value-type="time">
            <text:p>00:46:00</text:p>
          </table:table-cell>
          <table:table-cell table:style-name="ce7" table:formula="of:=[.C51]+[.D50]" office:value-type="time" office:time-value="PT17H43M59.999999S" calcext:value-type="time">
            <text:p>17:44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1:30:00" calcext:value-type="date">
            <text:p>01/25/22 11:30 AM</text:p>
          </table:table-cell>
          <table:table-cell table:style-name="ce5" office:value-type="date" office:date-value="2022-01-25T12:42:00" calcext:value-type="date">
            <text:p>01/25/22 12:42 PM</text:p>
          </table:table-cell>
          <table:table-cell table:style-name="ce15" table:formula="of:=[.B52]-[.A52]" office:value-type="time" office:time-value="PT01H12M00S" calcext:value-type="time">
            <text:p>01:12:00</text:p>
          </table:table-cell>
          <table:table-cell table:style-name="ce7" table:formula="of:=[.C52]+[.D51]" office:value-type="time" office:time-value="PT18H55M59.999999S" calcext:value-type="time">
            <text:p>18:56:00</text:p>
          </table:table-cell>
          <table:table-cell office:value-type="string" calcext:value-type="string">
            <text:p>Work on API: Listing networks functional; discovered connecting and configuring should be easier than anticipa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0:00:00" calcext:value-type="date">
            <text:p>01/26/22 10:00 AM</text:p>
          </table:table-cell>
          <table:table-cell table:style-name="ce5" office:value-type="date" office:date-value="2022-01-26T10:15:00" calcext:value-type="date">
            <text:p>01/26/22 10:15 AM</text:p>
          </table:table-cell>
          <table:table-cell table:style-name="ce15" table:formula="of:=[.B53]-[.A53]" office:value-type="time" office:time-value="PT00H15M00S" calcext:value-type="time">
            <text:p>00:15:00</text:p>
          </table:table-cell>
          <table:table-cell table:style-name="ce7" table:formula="of:=[.C53]+[.D52]" office:value-type="time" office:time-value="PT19H10M59.999999S" calcext:value-type="time">
            <text:p>19:11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0:30:00" calcext:value-type="date">
            <text:p>01/26/22 10:30 AM</text:p>
          </table:table-cell>
          <table:table-cell table:style-name="ce5" office:value-type="date" office:date-value="2022-01-26T12:00:00" calcext:value-type="date">
            <text:p>01/26/22 12:00 PM</text:p>
          </table:table-cell>
          <table:table-cell table:style-name="ce15" table:formula="of:=[.B54]-[.A54]" office:value-type="time" office:time-value="PT01H30M00S" calcext:value-type="time">
            <text:p>01:30:00</text:p>
          </table:table-cell>
          <table:table-cell table:style-name="ce7" table:formula="of:=[.C54]+[.D53]" office:value-type="time" office:time-value="PT20H40M59.999999S" calcext:value-type="time">
            <text:p>20:41:00</text:p>
          </table:table-cell>
          <table:table-cell office:value-type="string" calcext:value-type="string">
            <text:p>Work on API; list configured networks working; attempting to troubleshoot adding a network configur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2:50:00" calcext:value-type="date">
            <text:p>01/26/22 12:50 PM</text:p>
          </table:table-cell>
          <table:table-cell table:style-name="ce5" office:value-type="date" office:date-value="2022-01-26T14:00:00" calcext:value-type="date">
            <text:p>01/26/22 02:00 PM</text:p>
          </table:table-cell>
          <table:table-cell table:style-name="ce15" table:formula="of:=[.B55]-[.A55]" office:value-type="time" office:time-value="PT01H10M00S" calcext:value-type="time">
            <text:p>01:10:00</text:p>
          </table:table-cell>
          <table:table-cell table:style-name="ce7" table:formula="of:=[.C55]+[.D54]" office:value-type="time" office:time-value="PT21H50M59.999999S" calcext:value-type="time">
            <text:p>21:51:00</text:p>
          </table:table-cell>
          <table:table-cell office:value-type="string" calcext:value-type="string">
            <text:p>Working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08:25:00" calcext:value-type="date">
            <text:p>01/27/22 08:25 AM</text:p>
          </table:table-cell>
          <table:table-cell table:style-name="ce5" office:value-type="date" office:date-value="2022-01-27T08:30:00" calcext:value-type="date">
            <text:p>01/27/22 08:30 AM</text:p>
          </table:table-cell>
          <table:table-cell table:style-name="ce15" table:formula="of:=[.B56]-[.A56]" office:value-type="time" office:time-value="PT00H05M00S" calcext:value-type="time">
            <text:p>00:05:00</text:p>
          </table:table-cell>
          <table:table-cell table:style-name="ce7" table:formula="of:=[.C56]+[.D55]" office:value-type="time" office:time-value="PT21H55M59.999999S" calcext:value-type="time">
            <text:p>21:56:00</text:p>
          </table:table-cell>
          <table:table-cell office:value-type="string" calcext:value-type="string">
            <text:p>Constructed outline for MS2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10:00:00" calcext:value-type="date">
            <text:p>01/27/22 10:00 AM</text:p>
          </table:table-cell>
          <table:table-cell table:style-name="ce5" office:value-type="date" office:date-value="2022-01-27T10:35:00" calcext:value-type="date">
            <text:p>01/27/22 10:35 AM</text:p>
          </table:table-cell>
          <table:table-cell table:style-name="ce15" table:formula="of:=[.B57]-[.A57]" office:value-type="time" office:time-value="PT00H35M00S" calcext:value-type="time">
            <text:p>00:35:00</text:p>
          </table:table-cell>
          <table:table-cell table:style-name="ce7" table:formula="of:=[.C57]+[.D56]" office:value-type="time" office:time-value="PT22H30M59.999999S" calcext:value-type="time">
            <text:p>22:31:00</text:p>
          </table:table-cell>
          <table:table-cell office:value-type="string" calcext:value-type="string">
            <text:p>Worked on MS2 and changing development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11:15:00" calcext:value-type="date">
            <text:p>01/27/22 11:15 AM</text:p>
          </table:table-cell>
          <table:table-cell table:style-name="ce5" office:value-type="date" office:date-value="2022-01-27T11:50:00" calcext:value-type="date">
            <text:p>01/27/22 11:50 AM</text:p>
          </table:table-cell>
          <table:table-cell table:style-name="ce15" table:formula="of:=[.B58]-[.A58]" office:value-type="time" office:time-value="PT00H35M00S" calcext:value-type="time">
            <text:p>00:35:00</text:p>
          </table:table-cell>
          <table:table-cell table:style-name="ce7" table:formula="of:=[.C58]+[.D57]" office:value-type="time" office:time-value="PT23H05M59.999999S" calcext:value-type="time">
            <text:p>23:06:00</text:p>
          </table:table-cell>
          <table:table-cell office:value-type="string" calcext:value-type="string">
            <text:p>Peer Ev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8T15:30:00" calcext:value-type="date">
            <text:p>01/28/22 03:30 PM</text:p>
          </table:table-cell>
          <table:table-cell table:style-name="ce5" office:value-type="date" office:date-value="2022-01-28T15:45:00" calcext:value-type="date">
            <text:p>01/28/22 03:45 PM</text:p>
          </table:table-cell>
          <table:table-cell table:style-name="ce15" table:formula="of:=[.B59]-[.A59]" office:value-type="time" office:time-value="PT00H15M00S" calcext:value-type="time">
            <text:p>00:15:00</text:p>
          </table:table-cell>
          <table:table-cell table:style-name="ce7" table:formula="of:=[.C59]+[.D58]" office:value-type="time" office:time-value="PT23H20M59.999999S" calcext:value-type="time">
            <text:p>23:21:00</text:p>
          </table:table-cell>
          <table:table-cell office:value-type="string" calcext:value-type="string">
            <text:p>Wrap up MS2 document and submi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31T10:20:00" calcext:value-type="date">
            <text:p>01/31/22 10:20 AM</text:p>
          </table:table-cell>
          <table:table-cell table:style-name="ce5" office:value-type="date" office:date-value="2022-01-31T12:45:00" calcext:value-type="date">
            <text:p>01/31/22 12:45 PM</text:p>
          </table:table-cell>
          <table:table-cell table:style-name="ce15" table:formula="of:=[.B60]-[.A60]" office:value-type="time" office:time-value="PT02H25M00S" calcext:value-type="time">
            <text:p>02:25:00</text:p>
          </table:table-cell>
          <table:table-cell table:style-name="ce7" table:formula="of:=[.C60]+[.D59]" office:value-type="time" office:time-value="PT25H45M59.999999S" calcext:value-type="time">
            <text:p>25:4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1T09:50:00" calcext:value-type="date">
            <text:p>02/01/22 09:50 AM</text:p>
          </table:table-cell>
          <table:table-cell table:style-name="ce5" office:value-type="date" office:date-value="2022-02-01T12:20:00" calcext:value-type="date">
            <text:p>02/01/22 12:20 PM</text:p>
          </table:table-cell>
          <table:table-cell table:style-name="ce15" table:formula="of:=[.B61]-[.A61]" office:value-type="time" office:time-value="PT02H30M00S" calcext:value-type="time">
            <text:p>02:30:00</text:p>
          </table:table-cell>
          <table:table-cell table:style-name="ce7" table:formula="of:=[.C61]+[.D60]" office:value-type="time" office:time-value="PT28H15M59.999999S" calcext:value-type="time">
            <text:p>28:1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0:00:00" calcext:value-type="date">
            <text:p>02/02/22 10:00 AM</text:p>
          </table:table-cell>
          <table:table-cell table:style-name="ce5" office:value-type="date" office:date-value="2022-02-02T10:15:00" calcext:value-type="date">
            <text:p>02/02/22 10:15 AM</text:p>
          </table:table-cell>
          <table:table-cell table:style-name="ce15" table:formula="of:=[.B62]-[.A62]" office:value-type="time" office:time-value="PT00H15M00S" calcext:value-type="time">
            <text:p>00:15:00</text:p>
          </table:table-cell>
          <table:table-cell table:style-name="ce7" table:formula="of:=[.C62]+[.D61]" office:value-type="time" office:time-value="PT28H30M59.999999S" calcext:value-type="time">
            <text:p>28:3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0:20:00" calcext:value-type="date">
            <text:p>02/02/22 10:20 AM</text:p>
          </table:table-cell>
          <table:table-cell table:style-name="ce5" office:value-type="date" office:date-value="2022-02-02T12:10:00" calcext:value-type="date">
            <text:p>02/02/22 12:10 PM</text:p>
          </table:table-cell>
          <table:table-cell table:style-name="ce15" table:formula="of:=[.B63]-[.A63]" office:value-type="time" office:time-value="PT01H50M00S" calcext:value-type="time">
            <text:p>01:50:00</text:p>
          </table:table-cell>
          <table:table-cell table:style-name="ce7" table:formula="of:=[.C63]+[.D62]" office:value-type="time" office:time-value="PT30H20M59.999999S" calcext:value-type="time">
            <text:p>30:21:00</text:p>
          </table:table-cell>
          <table:table-cell office:value-type="string" calcext:value-type="string">
            <text:p>Work on API: wpa_supp doesn’t like psks and current method of removing all network entries doesn’t allow future writ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5:00:00" calcext:value-type="date">
            <text:p>02/02/22 03:00 PM</text:p>
          </table:table-cell>
          <table:table-cell table:style-name="ce5" office:value-type="date" office:date-value="2022-02-02T15:30:00" calcext:value-type="date">
            <text:p>02/02/22 03:30 PM</text:p>
          </table:table-cell>
          <table:table-cell table:style-name="ce15" table:formula="of:=[.B64]-[.A64]" office:value-type="time" office:time-value="PT00H30M00S" calcext:value-type="time">
            <text:p>00:30:00</text:p>
          </table:table-cell>
          <table:table-cell table:style-name="ce7" table:formula="of:=[.C64]+[.D63]" office:value-type="time" office:time-value="PT30H50M59.999999S" calcext:value-type="time">
            <text:p>30:51:00</text:p>
          </table:table-cell>
          <table:table-cell office:value-type="string" calcext:value-type="string">
            <text:p>Group meeting; help Stephen with wpa_supplicant issu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4T10:50:00" calcext:value-type="date">
            <text:p>02/04/22 10:50 AM</text:p>
          </table:table-cell>
          <table:table-cell table:style-name="ce5" office:value-type="date" office:date-value="2022-02-04T11:30:00" calcext:value-type="date">
            <text:p>02/04/22 11:30 AM</text:p>
          </table:table-cell>
          <table:table-cell table:style-name="ce15" table:formula="of:=[.B65]-[.A65]" office:value-type="time" office:time-value="PT00H40M00S" calcext:value-type="time">
            <text:p>00:40:00</text:p>
          </table:table-cell>
          <table:table-cell table:style-name="ce7" table:formula="of:=[.C65]+[.D64]" office:value-type="time" office:time-value="PT31H30M59.999999S" calcext:value-type="time">
            <text:p>31:31:00</text:p>
          </table:table-cell>
          <table:table-cell office:value-type="string" calcext:value-type="string">
            <text:p>Work on API; wpa_supplicant isn’t behaving and I can’t figure it out remotely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7T10:00:00" calcext:value-type="date">
            <text:p>02/07/22 10:00 AM</text:p>
          </table:table-cell>
          <table:table-cell table:style-name="ce5" office:value-type="date" office:date-value="2022-02-07T12:45:00" calcext:value-type="date">
            <text:p>02/07/22 12:45 PM</text:p>
          </table:table-cell>
          <table:table-cell table:style-name="ce15" table:formula="of:=[.B66]-[.A66]" office:value-type="time" office:time-value="PT02H45M00S" calcext:value-type="time">
            <text:p>02:45:00</text:p>
          </table:table-cell>
          <table:table-cell table:style-name="ce7" table:formula="of:=[.C66]+[.D65]" office:value-type="time" office:time-value="PT34H15M59.999999S" calcext:value-type="time">
            <text:p>34:16:00</text:p>
          </table:table-cell>
          <table:table-cell office:value-type="string" calcext:value-type="string">
            <text:p>Work on API; cleanNetworks still not working well… refactored testing cases, started implementing ssid isolation in listAvailab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8T10:00:00" calcext:value-type="date">
            <text:p>02/08/22 10:00 AM</text:p>
          </table:table-cell>
          <table:table-cell table:style-name="ce5" office:value-type="date" office:date-value="2022-02-08T12:10:00" calcext:value-type="date">
            <text:p>02/08/22 12:10 PM</text:p>
          </table:table-cell>
          <table:table-cell table:style-name="ce15" table:formula="of:=[.B67]-[.A67]" office:value-type="time" office:time-value="PT02H10M00S" calcext:value-type="time">
            <text:p>02:10:00</text:p>
          </table:table-cell>
          <table:table-cell table:style-name="ce7" table:formula="of:=[.C67]+[.D66]" office:value-type="time" office:time-value="PT36H25M59.999999S" calcext:value-type="time">
            <text:p>36:26:00</text:p>
          </table:table-cell>
          <table:table-cell office:value-type="string" calcext:value-type="string">
            <text:p>Work on API; cleanNetworks works, started on deleteNetowrks… getNetworkID needs work; psk’s are now supported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9T10:00:00" calcext:value-type="date">
            <text:p>02/09/22 10:00 AM</text:p>
          </table:table-cell>
          <table:table-cell table:style-name="ce5" office:value-type="date" office:date-value="2022-02-09T10:15:00" calcext:value-type="date">
            <text:p>02/09/22 10:15 AM</text:p>
          </table:table-cell>
          <table:table-cell table:style-name="ce15" table:formula="of:=[.B68]-[.A68]" office:value-type="time" office:time-value="PT00H15M00S" calcext:value-type="time">
            <text:p>00:15:00</text:p>
          </table:table-cell>
          <table:table-cell table:style-name="ce7" table:formula="of:=[.C68]+[.D67]" office:value-type="time" office:time-value="PT36H40M59.999999S" calcext:value-type="time">
            <text:p>36:4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0T06:55:00" calcext:value-type="date">
            <text:p>02/10/22 06:55 AM</text:p>
          </table:table-cell>
          <table:table-cell table:style-name="ce5" office:value-type="date" office:date-value="2022-02-10T07:30:00" calcext:value-type="date">
            <text:p>02/10/22 07:30 AM</text:p>
          </table:table-cell>
          <table:table-cell table:style-name="ce15" table:formula="of:=[.B69]-[.A69]" office:value-type="time" office:time-value="PT00H35M00S" calcext:value-type="time">
            <text:p>00:35:00</text:p>
          </table:table-cell>
          <table:table-cell table:style-name="ce7" table:formula="of:=[.C69]+[.D68]" office:value-type="time" office:time-value="PT37H15M59.999999S" calcext:value-type="time">
            <text:p>37:16:00</text:p>
          </table:table-cell>
          <table:table-cell office:value-type="string" calcext:value-type="string">
            <text:p>Milestone 3 Initialization and contribu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0T08:45:00" calcext:value-type="date">
            <text:p>02/10/22 08:45 AM</text:p>
          </table:table-cell>
          <table:table-cell table:style-name="ce5" office:value-type="date" office:date-value="2022-02-10T10:30:00" calcext:value-type="date">
            <text:p>02/10/22 10:30 AM</text:p>
          </table:table-cell>
          <table:table-cell table:style-name="ce15" table:formula="of:=[.B70]-[.A70]" office:value-type="time" office:time-value="PT01H45M00S" calcext:value-type="time">
            <text:p>01:45:00</text:p>
          </table:table-cell>
          <table:table-cell table:style-name="ce7" table:formula="of:=[.C70]+[.D69]" office:value-type="time" office:time-value="PT39H00M59.999999S" calcext:value-type="time">
            <text:p>39:01:00</text:p>
          </table:table-cell>
          <table:table-cell office:value-type="string" calcext:value-type="string">
            <text:p>Peer Eval, Work on API: got deleteNetwork working, started thinking on edit network</text:p>
          </table:table-cell>
          <table:table-cell table:number-columns-repeated="59"/>
        </table:table-row>
        <table:table-row table:style-name="ro1" table:number-rows-repeated="1048505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 number:decimal-places="1"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</number:time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date-style style:name="N130">
      <number:day/>
      <number:text>-</number:text>
      <number:month number:textual="true"/>
    </number:date-style>
    <number:number-style style:name="N13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4P2" style:volatile="true">
      <number:text> </number:text>
      <number:fill-character> </number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hours/>
      <number:text>:</number:text>
      <number:minutes number:style="long"/>
      <number:text> </number:text>
      <number:am-pm/>
    </number:time-style>
    <number:currency-style style:name="N139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9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9P2" style:volatile="true">
      <number:currency-symbol/>
      <number:fill-character> </number:fill-character>
      <number:text>-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41">
      <number:day/>
      <number:text>-</number:text>
      <number:month number:textual="true"/>
      <number:text>-</number:text>
      <number:year/>
    </number:date-style>
    <number:time-style style:name="N142"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</number:date-style>
    <number:currency-style style:name="N147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date-style style:name="N148">
      <number:month number:textual="true"/>
      <number:text>-</number:text>
      <number:year/>
    </number:date-style>
    <number:currency-style style:name="N150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0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0P0"/>
    </number:currency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5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2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2P0"/>
    </number:currency-style>
    <number:time-style style:name="N153">
      <number:hours/>
      <number:text>:</number:text>
      <number:minutes number:style="long"/>
    </number:time-style>
    <number:currency-style style:name="N154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4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4P0"/>
    </number:currency-style>
    <number:date-style style:name="N15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2-10">00/00/0000</text:date>, <text:time style:data-style-name="N2" text:time-value="09:34:30.847584691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1T12:56:25</meta:creation-date>
    <dc:language>en-US</dc:language>
    <dc:date>2022-02-10T10:33:17.469576022</dc:date>
    <meta:editing-cycles>103</meta:editing-cycles>
    <meta:editing-duration>P1DT2H23M27S</meta:editing-duration>
    <meta:generator>LibreOffice/7.2.5.2.0$Linux_X86_64 LibreOffice_project/20$Build-2</meta:generator>
    <meta:document-statistic meta:table-count="1" meta:cell-count="336" meta:object-count="0"/>
    <meta:user-defined meta:name="AppVersion">15.0000</meta:user-defined>
  </office:meta>
</office:document-meta>
</file>